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ARA AMASIFUEN, MAX ERICK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1656620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LARA AMASIFUEN, MAX ERICK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165662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7/08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7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9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96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9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7/08/2021</text:p>
          </table:table-cell>
          <table:table-cell table:style-name="Tabla2.A2" office:value-type="string">
            <text:p text:style-name="P9">3269905</text:p>
          </table:table-cell>
          <table:table-cell table:style-name="Tabla2.A2" office:value-type="string">
            <text:p text:style-name="P9">196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MARCO QUISPE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80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7T21:20:3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